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2.5604in" fo:margin-left="2.0819in" table:align="left"/>
    </style:style>
    <style:style style:name="Table4.A" style:family="table-column">
      <style:table-column-properties style:column-width="0.9271in"/>
    </style:style>
    <style:style style:name="Table4.B" style:family="table-column">
      <style:table-column-properties style:column-width="0.7799in"/>
    </style:style>
    <style:style style:name="Table4.C" style:family="table-column">
      <style:table-column-properties style:column-width="0.8535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389in" style:rel-column-width="2504*"/>
    </style:style>
    <style:style style:name="Table1.B" style:family="table-column">
      <style:table-column-properties style:column-width="4.9542in" style:rel-column-width="7134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347in" fo:margin-left="1.7667in" table:align="left"/>
    </style:style>
    <style:style style:name="Table2.A" style:family="table-column">
      <style:table-column-properties style:column-width="1.5764in"/>
    </style:style>
    <style:style style:name="Table2.B" style:family="table-column">
      <style:table-column-properties style:column-width="1.4583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1572d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13cac4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paragraph-rsid="0013cac4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893e5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95c8f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183249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paragraph-rsid="001572d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3cac4" officeooo:paragraph-rsid="0013cac4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</style:style>
    <style:style style:name="P23" style:family="paragraph">
      <style:paragraph-properties fo:text-align="center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665c2" style:font-size-asian="10.5pt" style:font-weight-asian="normal" style:font-size-complex="12pt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sub 58%" officeooo:rsid="0013cac4"/>
    </style:style>
    <style:style style:name="T8" style:family="text">
      <style:text-properties style:text-position="sub 58%" officeooo:rsid="00174bb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3249" style:font-weight-asian="bold" style:font-weight-complex="bold"/>
    </style:style>
    <style:style style:name="T11" style:family="text">
      <style:text-properties fo:font-weight="bold" officeooo:rsid="001893e5" style:font-weight-asian="bold" style:font-weight-complex="bold"/>
    </style:style>
    <style:style style:name="T12" style:family="text">
      <style:text-properties fo:font-weight="bold" officeooo:rsid="00195c8f" style:font-weight-asian="bold" style:font-weight-complex="bold"/>
    </style:style>
    <style:style style:name="T13" style:family="text">
      <style:text-properties officeooo:rsid="0013b04d"/>
    </style:style>
    <style:style style:name="T14" style:family="text">
      <style:text-properties officeooo:rsid="0013cac4"/>
    </style:style>
    <style:style style:name="T15" style:family="text">
      <style:text-properties officeooo:rsid="00163605"/>
    </style:style>
    <style:style style:name="T16" style:family="text">
      <style:text-properties officeooo:rsid="00174bb5"/>
    </style:style>
    <style:style style:name="T17" style:family="text">
      <style:text-properties officeooo:rsid="00183249"/>
    </style:style>
    <style:style style:name="T18" style:family="text">
      <style:text-properties officeooo:rsid="001893e5"/>
    </style:style>
    <style:style style:name="T19" style:family="text">
      <style:text-properties fo:font-style="italic" officeooo:rsid="001893e5" style:font-style-asian="italic" style:font-style-complex="italic"/>
    </style:style>
    <style:style style:name="T20" style:family="text">
      <style:text-properties officeooo:rsid="00195c8f"/>
    </style:style>
    <style:style style:name="T21" style:family="text">
      <style:text-properties officeooo:rsid="0019e7d3"/>
    </style:style>
    <style:style style:name="T22" style:family="text">
      <style:text-properties officeooo:rsid="001a7b96"/>
    </style:style>
    <style:style style:name="T23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wo phase locking protocol</text:p>
      <text:list xml:id="list1054206601" text:style-name="L1">
        <text:list-item>
          <text:p text:style-name="P12">Ensure that no data inconsistency occur(<text:a xlink:type="simple" xlink:href="../Locking%20protocols.odt#Releasing%20locks%20too%20early">due to release of locks early</text:a>) by requiring that transactions issue lock and unlock requests in two phases</text:p>
          <text:list>
            <text:list-item>
              <text:p text:style-name="P12">Growing phase – A transaction may obtain locks, but may not release them.</text:p>
            </text:list-item>
            <text:list-item>
              <text:p text:style-name="P12">Shrinking phase – A transaction may release locks, but may not obtain new locks.</text:p>
            </text:list-item>
          </text:list>
        </text:list-item>
        <text:list-item>
          <text:p text:style-name="P12">A typical transaction which implements the locking protocol is initially in the growing phase. It acquires locks as needed. Once <text:span text:style-name="T13">it</text:span> release<text:span text:style-name="T13">s</text:span> a lock, it enters the shrinking phase and it can issue no more lock requests.</text:p>
        </text:list-item>
        <text:list-item>
          <text:p text:style-name="P12">The point in the schedule where the transaction has obtained its final lock is called the lock point of the transaction.</text:p>
        </text:list-item>
        <text:list-item>
          <text:p text:style-name="P12">2PL <text:a xlink:type="simple" xlink:href="#Deadlock"><text:span text:style-name="T9">does not ensure freedom from deadlocks</text:span></text:a><text:span text:style-name="T9">.</text:span></text:p>
        </text:list-item>
        <text:list-item>
          <text:p text:style-name="P12">Plain 2PL does not ensure cascadelessness.</text:p>
        </text:list-item>
      </text:list>
      <text:p text:style-name="P1"/>
      <text:p text:style-name="P2">Show that the two-phase locking protocol ensures conflict-serializability and that the <text:span text:style-name="T19">conflicting</text:span><text:span text:style-name="T18"> </text:span>transactions can be serialized according to their lock points</text:p>
      <text:list xml:id="list290336854" text:style-name="L2">
        <text:list-item>
          <text:p text:style-name="P13">Proof by contradiction. Assume that the two-phase locking does not ensure serializability.</text:p>
        </text:list-item>
        <text:list-item>
          <text:p text:style-name="P22"><text:span text:style-name="T1">Then there exists a set of transactions </text:span><text:span text:style-name="T4">T</text:span><text:span text:style-name="T6">0</text:span><text:span text:style-name="T1">, T</text:span><text:span text:style-name="T6">1</text:span><text:span text:style-name="T1"> ... T</text:span><text:span text:style-name="T6">n−1</text:span><text:span text:style-name="T1"> which obey 2PL and which produce a non-serializable schedule.</text:span></text:p>
        </text:list-item>
        <text:list-item>
          <text:p text:style-name="P22"><text:span text:style-name="T1">A non-serializable schedule implies a cycle in the precedence graph. Without loss of generality, assume the following cycle exists in the precedence graph: T</text:span><text:span text:style-name="T6">0</text:span><text:span text:style-name="T1"> → T</text:span><text:span text:style-name="T6">1</text:span><text:span text:style-name="T1"> → T</text:span><text:span text:style-name="T6">2</text:span><text:span text:style-name="T1"> → ... → T</text:span><text:span text:style-name="T6">n−1</text:span><text:span text:style-name="T1"> → T</text:span><text:span text:style-name="T6">0</text:span><text:span text:style-name="T1"> . Let α</text:span><text:span text:style-name="T6">i</text:span><text:span text:style-name="T1"> be the time at which T</text:span><text:span text:style-name="T6">i</text:span><text:span text:style-name="T1"> obtains its last lock (i.e. T</text:span><text:span text:style-name="T6">i</text:span><text:span text:style-name="T1"> ’s lock point). Then for all transactions such that T</text:span><text:span text:style-name="T6">i</text:span><text:span text:style-name="T1"> → T</text:span><text:span text:style-name="T6">j</text:span><text:span text:style-name="T1"> , α</text:span><text:span text:style-name="T6">i</text:span><text:span text:style-name="T1"> &lt; α</text:span><text:span text:style-name="T6">j</text:span><text:span text:style-name="T1"> . Then for the cycle we have α</text:span><text:span text:style-name="T6">0</text:span><text:span text:style-name="T1"> &lt; α</text:span><text:span text:style-name="T6">1</text:span><text:span text:style-name="T1"> &lt; α</text:span><text:span text:style-name="T6">2</text:span><text:span text:style-name="T1"> &lt; ... &lt; α</text:span><text:span text:style-name="T6">n-1</text:span><text:span text:style-name="T1"> &lt; α</text:span><text:span text:style-name="T6">0</text:span></text:p>
        </text:list-item>
        <text:list-item>
          <text:p text:style-name="P13">Since <text:span text:style-name="T3">α</text:span><text:span text:style-name="T8">0</text:span> &lt; α<text:span text:style-name="T8">0</text:span> is a contradiction, no such cycle can exist. Hence 2PL cannot produce non-serializable schedules.</text:p>
        </text:list-item>
        <text:list-item>
          <text:p text:style-name="P13">Because of the property that for all transactions such that Ti → Tj , α<text:span text:style-name="T8">i</text:span> &lt; α<text:span text:style-name="T8">j</text:span> , the lock point ordering of the transactions is also <text:span text:style-name="T16">the</text:span> topological sort ordering of the precedence graph. Thus transactions <text:span text:style-name="T16">are </text:span>serialized according to their lock points.</text:p>
        </text:list-item>
        <text:list-item>
          <text:p text:style-name="P14"><text:span text:style-name="T18">Intuitively, the transaction which acquires all the locks first prevents other conflicting transactions from continuing, until it is done with the conflicting operations. Thus lock points determine the order of </text:span><text:span text:style-name="T11">conflicting transactions.</text:span></text:p>
        </text:list-item>
        <text:list-item>
          <text:p text:style-name="P15"><text:span text:style-name="T21">The serializability order of n</text:span><text:span text:style-name="T20">on-conflicting transactions </text:span><text:span text:style-name="T21">is arbitrary, but this does not affect the consistency of the database.</text:span></text:p>
        </text:list-item>
      </text:list>
      <text:p text:style-name="P1"/>
      <text:p text:style-name="P2">Cascading rollback under two phase <text:span text:style-name="T15">locking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T<text:span text:style-name="T5">5</text:span></text:p>
          </table:table-cell>
          <table:table-cell table:style-name="Table4.A1" office:value-type="string">
            <text:p text:style-name="P5">T<text:span text:style-name="T5">6</text:span></text:p>
          </table:table-cell>
          <table:table-cell table:style-name="Table4.C1" office:value-type="string">
            <text:p text:style-name="P5">T<text:span text:style-name="T5">7</text:span></text:p>
          </table:table-cell>
        </table:table-row>
        <table:table-row>
          <table:table-cell table:style-name="Table4.A2" office:value-type="string">
            <text:p text:style-name="P6">lock-X(A)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read(A)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lock-S(B)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read(B)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write(A)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unlock(A)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lock-X(A)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read(A)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<draw:caption text:anchor-type="paragraph" draw:z-index="0" draw:style-name="gr1" svg:width="1.9358in" svg:height="0.7717in" svg:x="-1.9854in" svg:y="0.1291in" draw:caption-point-x="2.3909in" draw:caption-point-y="0.9583in"><text:p>Failure here of T<text:span text:style-name="T23">5</text:span><text:span text:style-name="T3"> leads to a cascading rollback of T</text:span><text:span text:style-name="T23">6 </text:span><text:span text:style-name="T3">and T</text:span><text:span text:style-name="T23">7</text:span></text:p></draw:caption></text:p>
          </table:table-cell>
          <table:table-cell table:style-name="Table4.A2" office:value-type="string">
            <text:p text:style-name="P6">write(A)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unlock(A)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>lock-S(A)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>read(A)</text:p>
          </table:table-cell>
        </table:table-row>
        <text:soft-page-break/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commit</text:p>
          </table:table-cell>
          <table:table-cell table:style-name="Table4.C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>commit</text:p>
          </table:table-cell>
        </table:table-row>
        <table:table-row>
          <table:table-cell table:style-name="Table4.A2" office:value-type="string">
            <text:p text:style-name="P6">commit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6"/>
          </table:table-cell>
        </table:table-row>
      </table:table>
      <text:p text:style-name="P1"/>
      <text:p text:style-name="P2">Other versions of the two-phase locking protocol</text:p>
      <text:list xml:id="list1911344700" text:style-name="L3">
        <text:list-item>
          <text:p text:style-name="P19">Strict two-phase locking protocol</text:p>
          <text:list>
            <text:list-item>
              <text:p text:style-name="P16">The two phase locking protocol does not ensure a cascadeless schedule.</text:p>
            </text:list-item>
            <text:list-item>
              <text:p text:style-name="P16">The strict version demands of all exclusive locks taken by a transaction be held until that transaction completes in addition to the two phase locking, <text:span text:style-name="T17">i.e., the exclusive locks are released in a bunch as the last operations of the transactions.</text:span> <text:span text:style-name="T9">This way </text:span><text:span text:style-name="T10">other </text:span><text:span text:style-name="T9">transactions read only committed data </text:span><text:span text:style-name="T10">produced by this transaction</text:span><text:span text:style-name="T9">. </text:span>This version thus produces cascade-less and thus recoverable schedules</text:p>
            </text:list-item>
            <text:list-item>
              <text:p text:style-name="P16"><text:span text:style-name="T9">Disadvantage</text:span> - The schedules produced by this version is a subset of those produced by 2PL and hence concurrency is reduced</text:p>
            </text:list-item>
          </text:list>
        </text:list-item>
        <text:list-item>
          <text:p text:style-name="P19">Rigorous two-phase locking protocol</text:p>
          <text:list>
            <text:list-item>
              <text:p text:style-name="P17">Demands that transaction hold all locks until they commit. <text:s/><text:span text:style-name="T9">This way </text:span><text:span text:style-name="T10">other </text:span><text:span text:style-name="T9">transactions read/</text:span><text:span text:style-name="T10">write</text:span><text:span text:style-name="T9"> only committed data </text:span><text:span text:style-name="T10">produced by this transaction</text:span></text:p>
            </text:list-item>
            <text:list-item>
              <text:p text:style-name="P16">Advantage – In addition to the advantages of 2PL this protocol has an additional property that the commit order determines the serializability order. Though this is not as beneficial as the serializability order <text:span text:style-name="T22">following the arrival order of the transactions</text:span>, some applications expect this(What sort of applications??? Why??)</text:p>
            </text:list-item>
          </text:list>
        </text:list-item>
        <text:list-item>
          <text:p text:style-name="P19">Lock conversions</text:p>
          <text:list>
            <text:list-item>
              <text:p text:style-name="P16">Upgrading of locks from(shared to exclusive) helps increase concurrency in those transactions where there is an initial read operation on Q and a much later write operation on Q. Instead of taking an exclusive lock on Q, a shared lock can be obtained which is upgraded to the exclusive one only in the later stages of the transaction.</text:p>
            </text:list-item>
            <text:list-item>
              <text:p text:style-name="P16">Downgrading of locks – Todo</text:p>
            </text:list-item>
            <text:list-item>
              <text:p text:style-name="P16">Lock conversion is not allowed arbitrarily. Upgrading can take place in only the growing phase, whereas downgrading can rake place in only the shrinking phase.</text:p>
            </text:list-item>
          </text:list>
        </text:list-item>
        <text:list-item>
          <text:p text:style-name="P16">Most <text:span text:style-name="T9">modern database systems use the strict or the rigorous version</text:span> with lock conversions.</text:p>
        </text:list-item>
        <text:list-item>
          <text:p text:style-name="P16">Note that these versions reduce concurrency</text:p>
        </text:list-item>
      </text:list>
      <text:p text:style-name="P1"/>
      <text:p text:style-name="P2">Scheme to automatically generate lock and unlock commands</text:p>
      <text:list xml:id="list2099072646" text:style-name="L4">
        <text:list-item>
          <text:p text:style-name="P18">When a transaction issues a read(Q) operations, the system issues a lock-S(Q), read(Q)</text:p>
        </text:list-item>
        <text:list-item>
          <text:p text:style-name="P18">When a transaction <text:s/>issues a write(Q) operation, the system checks to see whether this transaction issue<text:span text:style-name="T22">d</text:span> a lock-S(Q) earlier. If it has, then the system issues an upgrade(Q), write(Q). Otherwise it issues lock-X(Q), write(Q)</text:p>
        </text:list-item>
        <text:list-item>
          <text:p text:style-name="P18">All locks obtained by a transaction are unlocked after the transaction commits or aborts</text:p>
        </text:list-item>
      </text:list>
      <text:p text:style-name="P1"/>
      <text:p text:style-name="P1"/>
      <text:p text:style-name="P2">Serializability order of generated schedules of different 2PL locking protocol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rotocol</text:p>
          </table:table-cell>
          <table:table-cell table:style-name="Table1.B1" office:value-type="string">
            <text:p text:style-name="P11">Serializability order of the schedule determined by</text:p>
          </table:table-cell>
        </table:table-row>
        <table:table-row>
          <table:table-cell table:style-name="Table1.A2" office:value-type="string">
            <text:p text:style-name="P7">Plain 2PL</text:p>
          </table:table-cell>
          <table:table-cell table:style-name="Table1.B2" office:value-type="string">
            <text:p text:style-name="P7">Order of lock points of transactions in the schedule</text:p>
          </table:table-cell>
        </table:table-row>
        <table:table-row>
          <table:table-cell table:style-name="Table1.A2" office:value-type="string">
            <text:p text:style-name="P7">Strict 2PL</text:p>
          </table:table-cell>
          <table:table-cell table:style-name="Table1.B2" office:value-type="string">
            <text:p text:style-name="P7">-</text:p>
          </table:table-cell>
        </table:table-row>
        <table:table-row>
          <table:table-cell table:style-name="Table1.A2" office:value-type="string">
            <text:p text:style-name="P7">Rigorous 2PL</text:p>
          </table:table-cell>
          <table:table-cell table:style-name="Table1.B2" office:value-type="string">
            <text:p text:style-name="P7">Order of commits of transactions in the schedule</text:p>
          </table:table-cell>
        </table:table-row>
      </table:table>
      <text:p text:style-name="P3"/>
      <text:p text:style-name="P3"/>
      <text:p text:style-name="P3"/>
      <text:p text:style-name="P21"><text:bookmark text:name="Deadlock"/><text:soft-page-break/>Deadlocks in 2PL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caption text:anchor-type="paragraph" draw:z-index="2" draw:style-name="gr3" svg:width="0.7717in" svg:height="0.7717in" svg:x="-1.1898in" svg:y="0.2945in" draw:caption-point-x="1.3043in" draw:caption-point-y="0.6429in"><text:p text:style-name="P23">Waits here to as lock</text:p><text:p text:style-name="P23"><text:s/>on B is not granted</text:p></draw:caption><text:span text:style-name="T14">T</text:span><text:span text:style-name="T7">1</text:span></text:p>
          </table:table-cell>
          <table:table-cell table:style-name="Table2.B1" office:value-type="string">
            <text:p text:style-name="P9"><text:span text:style-name="T14">T</text:span><text:span text:style-name="T7">2</text:span></text:p>
          </table:table-cell>
        </table:table-row>
        <table:table-row>
          <table:table-cell table:style-name="Table2.A2" office:value-type="string">
            <text:p text:style-name="P8"><text:span text:style-name="T15">l</text:span><text:span text:style-name="T14">ock</text:span><text:span text:style-name="T15">-X</text:span><text:span text:style-name="T14">(A)</text:span>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8"><text:span text:style-name="T15">l</text:span><text:span text:style-name="T14">ock</text:span><text:span text:style-name="T15">-X</text:span><text:span text:style-name="T14">(B)</text:span></text:p>
          </table:table-cell>
        </table:table-row>
        <table:table-row>
          <table:table-cell table:style-name="Table2.A2" office:value-type="string">
            <text:p text:style-name="P8"><text:span text:style-name="T15">l</text:span><text:span text:style-name="T14">ock</text:span><text:span text:style-name="T15">-X</text:span><text:span text:style-name="T14">(B)</text:span>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<draw:custom-shape text:anchor-type="paragraph" draw:z-index="1" draw:style-name="gr2" draw:text-style-name="P23" svg:width="1.1232in" svg:height="0.7516in" svg:x="3.1492in" svg:y="0.1083in"><text:p text:style-name="P23">T<text:span text:style-name="T23">2</text:span><text:span text:style-name="T3"> waits here</text:span></text:p><text:p text:style-name="P23"><text:span text:style-name="T3">as lock on A is</text:span></text:p><text:p text:style-name="P23"><text:span text:style-name="T3">not granted</text:span></text:p><draw:enhanced-geometry svg:viewBox="0 0 21600 21600" draw:text-areas="800 800 20800 20800" draw:type="round-rectangular-callout" draw:modifiers="-5566.87268232386 -279.22437673130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    </table:table-cell>
          <table:table-cell table:style-name="Table2.B2" office:value-type="string">
            <text:p text:style-name="P8"><text:span text:style-name="T15">l</text:span><text:span text:style-name="T14">ock</text:span><text:span text:style-name="T15">-X</text:span><text:span text:style-name="T14">(A)</text:span></text:p>
          </table:table-cell>
        </table:table-row>
        <table:table-row>
          <table:table-cell table:style-name="Table2.A2" office:value-type="string">
            <text:p text:style-name="P8"><text:span text:style-name="T15">u</text:span><text:span text:style-name="T14">nlock(B)</text:span>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><text:span text:style-name="T15">u</text:span><text:span text:style-name="T14">nlock(A)</text:span>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><text:span text:style-name="T15">u</text:span><text:span text:style-name="T14">nlock(A)</text:span>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><text:span text:style-name="T15">u</text:span><text:span text:style-name="T14">nlock(B)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17T18:47:26</meta:creation-date>
    <dc:date>2012-12-10T09:06:06</dc:date>
    <dc:creator>Kempa </dc:creator>
    <meta:editing-duration>PT4H36M36S</meta:editing-duration>
    <meta:editing-cycles>35</meta:editing-cycles>
    <meta:generator>LibreOffice/3.6$Linux_x86 LibreOffice_project/360m1$Build-2</meta:generator>
    <meta:document-statistic meta:table-count="3" meta:image-count="0" meta:object-count="0" meta:page-count="3" meta:paragraph-count="73" meta:word-count="839" meta:character-count="5084" meta:non-whitespace-character-count="4346"/>
  </office:meta>
</office:document-meta>
</file>